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e39" officeooo:paragraph-rsid="00131e39"/>
    </style:style>
    <style:style style:name="P2" style:family="paragraph" style:parent-style-name="Standard">
      <style:text-properties officeooo:rsid="00140988" officeooo:paragraph-rsid="00140988"/>
    </style:style>
    <style:style style:name="P3" style:family="paragraph" style:parent-style-name="Standard">
      <style:text-properties fo:font-weight="bold" officeooo:rsid="00140988" officeooo:paragraph-rsid="00140988" style:font-weight-asian="bold" style:font-weight-complex="bold"/>
    </style:style>
    <style:style style:name="P4" style:family="paragraph" style:parent-style-name="Standard">
      <style:text-properties fo:font-weight="bold" officeooo:rsid="00166ecf" officeooo:paragraph-rsid="00166ecf" style:font-weight-asian="bold" style:font-weight-complex="bold"/>
    </style:style>
    <style:style style:name="P5" style:family="paragraph" style:parent-style-name="Standard">
      <style:text-properties fo:font-weight="bold" officeooo:rsid="00131e39" officeooo:paragraph-rsid="00131e39" style:font-weight-asian="bold" style:font-weight-complex="bold"/>
    </style:style>
    <style:style style:name="P6" style:family="paragraph" style:parent-style-name="Standard">
      <style:text-properties officeooo:rsid="00166ecf" officeooo:paragraph-rsid="00166ecf"/>
    </style:style>
    <style:style style:name="P7" style:family="paragraph" style:parent-style-name="Standard">
      <style:text-properties officeooo:rsid="00166ecf" officeooo:paragraph-rsid="00166ecf" fo:background-color="#ffff99"/>
    </style:style>
    <style:style style:name="P8" style:family="paragraph" style:parent-style-name="Standard">
      <style:text-properties officeooo:rsid="00140988" officeooo:paragraph-rsid="00140988" fo:background-color="#ffffff"/>
    </style:style>
    <style:style style:name="T1" style:family="text">
      <style:text-properties fo:background-color="#000000" loext:char-shading-value="0"/>
    </style:style>
    <style:style style:name="T2" style:family="text">
      <style:text-properties fo:background-color="#000000" loext:char-shading-value="0"/>
    </style:style>
    <style:style style:name="T3" style:family="text">
      <style:text-properties fo:background-color="#ffffff"/>
    </style:style>
    <style:style style:name="T4" style:family="text">
      <style:text-properties officeooo:rsid="0019ee53"/>
    </style:style>
    <style:style style:name="T5" style:family="text">
      <style:text-properties officeooo:rsid="001bdb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6.Try the Exceptional handling with inheritance?</text:p>
      <text:p text:style-name="P1"/>
      <text:p text:style-name="P1">Ans:</text:p>
      <text:p text:style-name="P1"><text:tab/>#include&lt;iostream&gt;</text:p>
      <text:p text:style-name="P1">using namespace std;</text:p>
      <text:p text:style-name="P1"/>
      <text:p text:style-name="P1">class Base </text:p>
      <text:p text:style-name="P1">{</text:p>
      <text:p text:style-name="P1"/>
      <text:p text:style-name="P1">};</text:p>
      <text:p text:style-name="P1">class Derived: public Base </text:p>
      <text:p text:style-name="P1">{</text:p>
      <text:p text:style-name="P1"/>
      <text:p text:style-name="P1">};</text:p>
      <text:p text:style-name="P1">int main()</text:p>
      <text:p text:style-name="P1">{</text:p>
      <text:p text:style-name="P1"><text:s text:c="8"/>Base b;</text:p>
      <text:p text:style-name="P1"><text:s text:c="8"/>Derived d;</text:p>
      <text:p text:style-name="P1"><text:s text:c="8"/>try </text:p>
      <text:p text:style-name="P1"><text:s text:c="8"/>{</text:p>
      <text:p text:style-name="P1"><text:s text:c="16"/>throw d;</text:p>
      <text:p text:style-name="P1"><text:s text:c="8"/>}</text:p>
      <text:p text:style-name="P1"><text:s text:c="8"/>catch(Derived d) {</text:p>
      <text:p text:style-name="P1"><text:s text:c="16"/>cout&lt;&lt;"Caught Derived Exception"&lt;&lt;endl;</text:p>
      <text:p text:style-name="P1"><text:s text:c="8"/>}</text:p>
      <text:p text:style-name="P1"><text:s text:c="8"/>catch(Base b)</text:p>
      <text:p text:style-name="P1"><text:s text:c="8"/>{ </text:p>
      <text:p text:style-name="P1"><text:s text:c="16"/>cout&lt;&lt;"Caught Base Exception";</text:p>
      <text:p text:style-name="P1"><text:s text:c="8"/>}</text:p>
      <text:p text:style-name="P1"><text:s text:c="8"/>return 0;</text:p>
      <text:p text:style-name="P1">}</text:p>
      <text:p text:style-name="P1"/>
      <text:p text:style-name="P3">output:</text:p>
      <text:p text:style-name="P8">dasinram@VTLW044L:~/My_Practice/CPP$ g++ exception.cpp </text:p>
      <text:p text:style-name="P8">dasinram@VTLW044L:~/My_Practice/CPP$ ./a.out </text:p>
      <text:p text:style-name="P3"><text:span text:style-name="T4">O/P:</text:span>Caught Derived Exception</text:p>
      <text:p text:style-name="P2"/>
      <text:p text:style-name="P2"/>
      <text:p text:style-name="P3">7.Try the exceptional handling with inheritance in reverse order?</text:p>
      <text:p text:style-name="P2"/>
      <text:p text:style-name="P2">Ans:</text:p>
      <text:p text:style-name="P2"/>
      <text:p text:style-name="P2"><text:tab/>#include&lt;iostream&gt;</text:p>
      <text:p text:style-name="P2">using namespace std;</text:p>
      <text:p text:style-name="P2"/>
      <text:p text:style-name="P2">class Base </text:p>
      <text:p text:style-name="P2">{</text:p>
      <text:p text:style-name="P2"/>
      <text:p text:style-name="P2">};</text:p>
      <text:p text:style-name="P2">class Derived: public Base </text:p>
      <text:p text:style-name="P2">{</text:p>
      <text:p text:style-name="P2"/>
      <text:p text:style-name="P2"><text:soft-page-break/>};</text:p>
      <text:p text:style-name="P2">int main()</text:p>
      <text:p text:style-name="P2">{</text:p>
      <text:p text:style-name="P2"><text:s text:c="8"/>Base b;</text:p>
      <text:p text:style-name="P2"><text:s text:c="8"/>Derived d;</text:p>
      <text:p text:style-name="P2"><text:s text:c="8"/>try </text:p>
      <text:p text:style-name="P2"><text:s text:c="8"/>{</text:p>
      <text:p text:style-name="P2"><text:s text:c="16"/>throw d;</text:p>
      <text:p text:style-name="P2"><text:s text:c="8"/>}</text:p>
      <text:p text:style-name="P2"><text:s text:c="8"/>catch(Base b)</text:p>
      <text:p text:style-name="P2"><text:s text:c="8"/>{</text:p>
      <text:p text:style-name="P2"><text:s text:c="13"/>cout&lt;&lt;"Caught Base Exception"&lt;&lt;endl;</text:p>
      <text:p text:style-name="P2"><text:s text:c="8"/>} <text:s text:c="6"/></text:p>
      <text:p text:style-name="P2"><text:s text:c="8"/>catch(Derived d) {</text:p>
      <text:p text:style-name="P2"><text:s text:c="16"/>cout&lt;&lt;"Caught Derived Exception"&lt;&lt;endl;</text:p>
      <text:p text:style-name="P2"><text:s text:c="8"/>}</text:p>
      <text:p text:style-name="P2"><text:s text:c="8"/>return 0;</text:p>
      <text:p text:style-name="P2">}</text:p>
      <text:p text:style-name="P2"/>
      <text:p text:style-name="P6">Output:</text:p>
      <text:p text:style-name="P6">dasinram@VTLW044L:~/My_Practice/CPP$ g++ exception_reverse.cpp </text:p>
      <text:p text:style-name="P7">exception_reverse.cpp: In function ‘int main()’:</text:p>
      <text:p text:style-name="P7">exception_reverse.cpp:24:9: warning: exception of type ‘Derived’ will be caught</text:p>
      <text:p text:style-name="P7"><text:s text:c="9"/>catch(Derived d) {</text:p>
      <text:p text:style-name="P7"><text:s text:c="9"/>^</text:p>
      <text:p text:style-name="P7">exception_reverse.cpp:20:9: warning: <text:s text:c="3"/>by earlier handler for ‘Base’</text:p>
      <text:p text:style-name="P7"><text:s text:c="9"/>catch(Base b)</text:p>
      <text:p text:style-name="P7"><text:s text:c="9"/>^</text:p>
      <text:p text:style-name="P6">dasinram@VTLW044L:~/My_Practice/CPP$ ./a.out </text:p>
      <text:p text:style-name="P4"><text:span text:style-name="T5">O/P:</text:span>Caught Base Exceptio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09:53:29.506616417</meta:creation-date>
    <meta:generator>LibreOffice/5.1.6.2$Linux_X86_64 LibreOffice_project/10m0$Build-2</meta:generator>
    <dc:date>2018-01-19T10:00:14.647237052</dc:date>
    <meta:editing-duration>PT6M41S</meta:editing-duration>
    <meta:editing-cycles>7</meta:editing-cycles>
    <meta:document-statistic meta:table-count="0" meta:image-count="0" meta:object-count="0" meta:page-count="2" meta:paragraph-count="69" meta:word-count="149" meta:character-count="1420" meta:non-whitespace-character-count="1012"/>
  </office:meta>
</office:document-meta>
</file>